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 fo:text-align="start" style:justify-single-word="false"/>
      <style:text-properties fo:color="#000000" loext:opacity="100%" style:font-name="Bahnschrift SemiBold" fo:font-size="12pt" fo:font-weight="normal" officeooo:rsid="001d654a" officeooo:paragraph-rsid="001d654a" fo:background-color="transparent" style:font-size-asian="12pt" style:font-size-complex="12pt"/>
    </style:style>
    <style:style style:name="P2" style:family="paragraph" style:parent-style-name="Standard">
      <style:paragraph-properties style:line-height-at-least="0.503cm" fo:text-align="start" style:justify-single-word="false"/>
      <style:text-properties fo:color="#000000" loext:opacity="100%" style:font-name="Bahnschrift SemiBold" fo:font-size="12pt" fo:font-weight="normal" officeooo:paragraph-rsid="001d654a" fo:background-color="transparent" style:font-size-asian="12pt" style:font-size-complex="12pt"/>
    </style:style>
    <style:style style:name="P3" style:family="paragraph" style:parent-style-name="Standard">
      <style:paragraph-properties fo:margin-top="0cm" fo:margin-bottom="0.499cm" style:contextual-spacing="false" style:line-height-at-least="0.503cm" fo:text-align="start" style:justify-single-word="false"/>
      <style:text-properties fo:color="#000000" loext:opacity="100%" style:font-name="Bahnschrift SemiBold" fo:font-size="12pt" fo:font-weight="normal" officeooo:paragraph-rsid="001d654a" fo:background-color="transparent" style:font-size-asian="12pt" style:font-size-complex="12pt"/>
    </style:style>
    <style:style style:name="P4" style:family="paragraph" style:parent-style-name="Standard">
      <style:paragraph-properties fo:margin-top="0cm" fo:margin-bottom="0.499cm" style:contextual-spacing="false" style:line-height-at-least="0.503cm" fo:text-align="start" style:justify-single-word="false"/>
      <style:text-properties fo:color="#000000" loext:opacity="100%" style:font-name="Bahnschrift SemiBold" fo:font-size="12pt" officeooo:paragraph-rsid="001d654a" fo:background-color="transparent" style:font-size-asian="12pt" style:font-size-complex="12pt"/>
    </style:style>
    <style:style style:name="P5" style:family="paragraph" style:parent-style-name="Standard">
      <style:paragraph-properties style:line-height-at-least="0.503cm" fo:text-align="center" style:justify-single-word="false"/>
      <style:text-properties fo:color="#000000" loext:opacity="100%" style:font-name="Bahnschrift SemiBold" fo:font-size="36pt" fo:font-weight="normal" officeooo:rsid="001d654a" officeooo:paragraph-rsid="001d654a" fo:background-color="transparent" style:font-size-asian="36pt" style:font-size-complex="36pt"/>
    </style:style>
    <style:style style:name="P6" style:family="paragraph" style:parent-style-name="Standard">
      <style:paragraph-properties style:line-height-at-least="0.503cm" fo:text-align="center" style:justify-single-word="false"/>
      <style:text-properties fo:color="#000000" loext:opacity="100%" style:font-name="Bahnschrift SemiBold" fo:font-size="26pt" fo:font-weight="normal" officeooo:rsid="001d654a" officeooo:paragraph-rsid="001d654a" fo:background-color="transparent" style:font-size-asian="26pt" style:font-size-complex="26pt"/>
    </style:style>
    <style:style style:name="P7" style:family="paragraph" style:parent-style-name="Standard">
      <style:paragraph-properties style:line-height-at-least="0.503cm" fo:text-align="start" style:justify-single-word="false"/>
      <style:text-properties fo:color="#000000" loext:opacity="100%" style:font-name="Bahnschrift SemiBold" fo:font-size="26pt" fo:font-weight="normal" officeooo:rsid="001d654a" officeooo:paragraph-rsid="001d654a" fo:background-color="transparent" style:font-size-asian="26pt" style:font-size-complex="26pt"/>
    </style:style>
    <style:style style:name="P8" style:family="paragraph" style:parent-style-name="Standard">
      <style:paragraph-properties fo:margin-top="0cm" fo:margin-bottom="0.499cm" style:contextual-spacing="false" style:line-height-at-least="0.503cm" fo:text-align="start" style:justify-single-word="false"/>
      <style:text-properties fo:color="#000000" loext:opacity="100%" style:font-name="Bahnschrift SemiBold" fo:font-size="12pt" fo:font-weight="normal" officeooo:paragraph-rsid="001d654a" fo:background-color="transparent" style:font-size-asian="12pt" style:font-size-complex="12pt"/>
    </style:style>
    <style:style style:name="P9" style:family="paragraph" style:parent-style-name="Standard">
      <style:paragraph-properties style:line-height-at-least="0.503cm" fo:text-align="center" style:justify-single-word="false"/>
      <style:text-properties fo:color="#000000" loext:opacity="100%" style:font-name="Bahnschrift SemiBold" fo:font-size="26pt" fo:font-weight="normal" officeooo:rsid="001d654a" officeooo:paragraph-rsid="001d654a" fo:background-color="transparent" style:font-size-asian="26pt" style:font-size-complex="26pt"/>
    </style:style>
    <style:style style:name="P10" style:family="paragraph" style:parent-style-name="Standard">
      <style:paragraph-properties style:line-height-at-least="0.503cm" fo:text-align="start" style:justify-single-word="false"/>
      <style:text-properties fo:color="#000000" loext:opacity="100%" style:font-name="Bahnschrift SemiBold" fo:font-size="13pt" fo:font-weight="normal" officeooo:rsid="001ecd39" officeooo:paragraph-rsid="001ecd39" fo:background-color="transparent" style:font-size-asian="11.3500003814697pt" style:font-size-complex="13pt"/>
    </style:style>
    <style:style style:name="P11" style:family="paragraph">
      <style:paragraph-properties style:line-height-at-least="0.503cm"/>
    </style:style>
    <style:style style:name="P12" style:family="paragraph">
      <loext:graphic-properties draw:fill="none" draw:fill-color="#cccccc"/>
      <style:paragraph-properties style:writing-mode="lr-tb"/>
      <style:text-properties fo:color="#000000" loext:opacity="100%" loext:color-lum-mod="100%" loext:color-lum-off="0%" style:font-name="Bahnschrift SemiBold" fo:font-size="12pt" style:text-underline-style="solid" style:text-underline-width="auto" style:text-underline-color="font-color" style:font-name-complex="Bahnschrift SemiBold"/>
    </style:style>
    <style:style style:name="P13" style:family="paragraph">
      <style:paragraph-properties fo:margin-left="2cm" fo:margin-right="0cm" style:line-height-at-least="0.503cm" fo:text-align="justify" fo:text-indent="0cm"/>
    </style:style>
    <style:style style:name="P14" style:family="paragraph">
      <loext:graphic-properties draw:fill="none" draw:fill-color="#ffffff"/>
      <style:paragraph-properties style:line-height-at-least="0.503cm" style:writing-mode="lr-tb"/>
      <style:text-properties fo:color="#000000" loext:opacity="100%" loext:color-lum-mod="100%" loext:color-lum-off="0%" style:font-name="Bahnschrift SemiBold" fo:font-size="12pt" style:font-name-complex="Bahnschrift SemiBold"/>
    </style:style>
    <style:style style:name="P15" style:family="paragraph">
      <style:paragraph-properties fo:margin-left="2cm" fo:margin-right="0cm" style:line-height-at-least="0.503cm" fo:text-align="start" fo:text-indent="0cm"/>
    </style:style>
    <style:style style:name="P16" style:family="paragraph">
      <style:paragraph-properties fo:margin-left="2cm" fo:margin-right="0cm" fo:margin-top="0cm" fo:margin-bottom="0.499cm" style:line-height-at-least="0.503cm" fo:text-align="start" fo:text-indent="0cm"/>
    </style:style>
    <style:style style:name="P17" style:family="paragraph">
      <style:paragraph-properties fo:margin-left="2cm" fo:margin-right="0cm" fo:margin-top="0cm" fo:margin-bottom="0cm" style:line-height-at-least="0.503cm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8" style:family="paragraph">
      <loext:graphic-properties draw:fill="none" draw:fill-color="#ffffff"/>
      <style:paragraph-properties fo:margin-left="2cm" fo:margin-right="0cm" style:line-height-at-least="0.503cm" fo:text-align="start" fo:text-indent="0cm" style:writing-mode="lr-tb"/>
      <style:text-properties fo:color="#000000" loext:opacity="100%" loext:color-lum-mod="100%" loext:color-lum-off="0%" style:font-name="Bahnschrift SemiBold" fo:font-size="12pt" style:font-name-complex="Bahnschrift SemiBold"/>
    </style:style>
    <style:style style:name="P19" style:family="paragraph">
      <loext:graphic-properties draw:fill-color="#ffdbb6"/>
      <style:paragraph-properties fo:text-align="center" style:writing-mode="lr-tb"/>
    </style:style>
    <style:style style:name="P20" style:family="paragraph">
      <loext:graphic-properties draw:fill="solid" draw:fill-color="#ffdbb6"/>
      <style:paragraph-properties style:writing-mode="lr-tb"/>
    </style:style>
    <style:style style:name="P21" style:family="paragraph">
      <loext:graphic-properties draw:fill-color="#ffdbb6"/>
    </style:style>
    <style:style style:name="T1" style:family="text">
      <style:text-properties fo:color="#000000" loext:opacity="100%" style:font-name="Bahnschrift SemiBold" fo:font-size="12pt" style:text-underline-style="solid" style:text-underline-width="auto" style:text-underline-color="font-color" style:font-name-complex="Bahnschrift SemiBold"/>
    </style:style>
    <style:style style:name="T2" style:family="text">
      <style:text-properties fo:color="#000000" loext:opacity="100%" style:font-name="Bahnschrift SemiBold" fo:font-size="12pt" style:font-name-complex="Bahnschrift Semi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Bold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none" style:country-asian="none" style:font-style-asian="normal" style:font-weight-asian="normal" style:font-name-complex="Bahnschrift SemiBold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cccccc" fo:min-height="5.8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3465a4" draw:fill="none" draw:fill-color="#ffffff" draw:textarea-vertical-align="top" fo:min-height="5.0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dbb6" draw:textarea-horizontal-align="justify" draw:textarea-vertical-align="middle" draw:auto-grow-height="false" fo:min-height="5.988cm" fo:min-width="10.9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ffdbb6" draw:textarea-horizontal-align="justify" draw:textarea-vertical-align="middle" draw:auto-grow-height="false" fo:min-height="5.297cm" fo:min-width="9.5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fdbb6" draw:textarea-horizontal-align="justify" draw:textarea-vertical-align="middle" draw:auto-grow-height="false" fo:min-height="5.212cm" fo:min-width="9.28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ucle while y do while</text:p>
      <text:p text:style-name="P2"/>
      <text:p text:style-name="P2"/>
      <text:p text:style-name="P1"/>
      <text:p text:style-name="P6">Bucle while</text:p>
      <text:p text:style-name="P1"/>
      <text:p text:style-name="P1"><draw:custom-shape text:anchor-type="paragraph" draw:z-index="0" draw:name="Forma 1" draw:style-name="gr6" draw:text-style-name="P21" svg:width="9.288cm" svg:height="5.213cm" svg:x="-1.422cm" svg:y="0.489cm"><text:p/><draw:enhanced-geometry svg:viewBox="0 0 21600 21600" draw:type="rectangle" draw:enhanced-path="M 0 0 L 21600 0 21600 21600 0 21600 0 0 Z N"/></draw:custom-shape><draw:custom-shape text:anchor-type="paragraph" draw:z-index="1" draw:name="Forma 5" draw:style-name="gr5" draw:text-style-name="P20" svg:width="9.579cm" svg:height="5.298cm" svg:x="8.583cm" svg:y="0.457cm"><text:p/><draw:enhanced-geometry svg:viewBox="0 0 21600 21600" draw:type="rectangle" draw:enhanced-path="M 0 0 L 21600 0 21600 21600 0 21600 0 0 Z N"/></draw:custom-shape><draw:frame text:anchor-type="paragraph" draw:z-index="3" draw:name="Marco de texto 1" draw:style-name="gr3" draw:text-style-name="P18" svg:width="9.344cm" svg:height="5.09cm" svg:x="7.098cm" svg:y="0.489cm"><draw:text-box><text:p text:style-name="P15"><text:span text:style-name="T2">while (numero &lt; 13) {</text:span></text:p><text:p text:style-name="P16"><text:span text:style-name="T2">if (numero &lt; 10) {</text:span></text:p><text:p text:style-name="P15"><text:span text:style-name="T2"><text:s text:c="8"/></text:span><text:span text:style-name="T2">numero++</text:span></text:p><text:p text:style-name="P15"><text:span text:style-name="T2"><text:s text:c="8"/></text:span><text:span text:style-name="T2">document.write(numero)</text:span></text:p><text:p text:style-name="P15"><text:span text:style-name="T2">}else {</text:span></text:p><text:p text:style-name="P15"><text:span text:style-name="T2"><text:s text:c="6"/></text:span><text:span text:style-name="T2">numero = "container"</text:span></text:p><text:p text:style-name="P17"><text:span text:style-name="T2"><text:s text:c="6"/></text:span><text:span text:style-name="T3">document</text:span><text:span text:style-name="T2">.write(numero)</text:span></text:p><text:p text:style-name="P15"><text:span text:style-name="T2"><text:s text:c="3"/></text:span><text:span text:style-name="T2">}</text:span></text:p><text:p text:style-name="P15"><text:span text:style-name="T2">}</text:span></text:p></draw:text-box></draw:frame><draw:frame text:anchor-type="paragraph" draw:z-index="4" draw:name="Marco de texto 2" draw:style-name="gr2" draw:text-style-name="P14" svg:width="9.288cm" svg:height="5.213cm" svg:x="-1.078cm" svg:y="0.489cm"><draw:text-box><text:p text:style-name="P11"><text:span text:style-name="T2">let numero </text:span></text:p><text:p text:style-name="P13"><text:span text:style-name="T2"/></text:p><text:p text:style-name="P11"><text:span text:style-name="T2">while (numero &lt; 10) {</text:span></text:p><text:p text:style-name="P11"><text:span text:style-name="T2"><text:s/></text:span></text:p><text:p text:style-name="P11"><text:span text:style-name="T2"><text:s/></text:span><text:span text:style-name="T2">numero++</text:span></text:p><text:p text:style-name="P11"><text:span text:style-name="T2"><text:s/></text:span><text:span text:style-name="T2">document.write(numero + "&lt;br&gt;")</text:span></text:p><text:p text:style-name="P11"><text:span text:style-name="T2"><text:s/></text:span></text:p><text:p text:style-name="P11"><text:span text:style-name="T2">}</text:span></text:p></draw:text-box></draw:frame></text:p>
      <text:p text:style-name="P1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7"/>
      <text:p text:style-name="P7"/>
      <text:p text:style-name="P6">Bucle do while</text:p>
      <text:p text:style-name="P10"/>
      <text:p text:style-name="P7"><draw:frame text:anchor-type="paragraph" draw:z-index="5" draw:name="Marco de texto 3" draw:style-name="gr1" draw:text-style-name="P12" svg:width="10.937cm" svg:height="5.875cm" svg:x="-1.272cm" svg:y="0.365cm"><draw:text-box><text:p><text:span text:style-name="T1">do {</text:span></text:p><text:p text:style-name="P11"><text:span text:style-name="T2">numero++</text:span></text:p><text:p text:style-name="P11"><text:span text:style-name="T2">document.write(numero)</text:span></text:p><text:p text:style-name="P11"><text:span text:style-name="T2">}</text:span></text:p><text:p text:style-name="P11"><text:span text:style-name="T2">while (numero &lt; 7)</text:span></text:p></draw:text-box></draw:frame><draw:custom-shape text:anchor-type="paragraph" draw:z-index="2" draw:name="Forma 4" draw:style-name="gr4" draw:text-style-name="P19" svg:width="10.937cm" svg:height="5.989cm" svg:x="-1.457cm" svg:y="0.25cm"><text:p/><draw:enhanced-geometry svg:viewBox="0 0 21600 21600" draw:type="rectangle" draw:enhanced-path="M 0 0 L 21600 0 21600 21600 0 21600 0 0 Z N"/></draw:custom-shape></text:p>
      <text:p text:style-name="P3"><text:line-break/>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A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5T00:10:51.352000000</dc:date>
    <meta:editing-duration>PT19M28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4" meta:word-count="10" meta:character-count="48" meta:non-whitespace-character-count="40"/>
  </office:meta>
</office:document-meta>
</file>